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8186" officeooo:paragraph-rsid="000a8186"/>
    </style:style>
    <style:style style:name="P2" style:family="paragraph" style:parent-style-name="Table_20_Contents">
      <style:text-properties officeooo:rsid="000aa242" officeooo:paragraph-rsid="000aa242"/>
    </style:style>
    <style:style style:name="P3" style:family="paragraph" style:parent-style-name="Table_20_Contents">
      <style:text-properties officeooo:rsid="000b4866" officeooo:paragraph-rsid="000b4866"/>
    </style:style>
    <style:style style:name="P4" style:family="paragraph" style:parent-style-name="Table_20_Contents">
      <style:text-properties fo:font-weight="bold" officeooo:rsid="000a8186" officeooo:paragraph-rsid="000a8186" style:font-weight-asian="bold" style:font-weight-complex="bold"/>
    </style:style>
    <style:style style:name="P5" style:family="paragraph" style:parent-style-name="Table_20_Contents">
      <style:text-properties fo:font-weight="bold" officeooo:rsid="000aa242" officeooo:paragraph-rsid="000aa242" style:font-weight-asian="bold" style:font-weight-complex="bold"/>
    </style:style>
    <style:style style:name="P6" style:family="paragraph" style:parent-style-name="Table_20_Contents">
      <style:text-properties fo:font-weight="bold" officeooo:rsid="000b4866" officeooo:paragraph-rsid="000b4866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ba592" officeooo:paragraph-rsid="000ba59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7">WIRELESS PROJECT REVIEW-2</text:p>
      <text:p text:style-name="P7">SIMULATION PARAMETERS FOR IDEAL AND REALISTIC CASE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imulation Parameter </text:p>
          </table:table-cell>
          <table:table-cell table:style-name="Table1.A1" office:value-type="string">
            <text:p text:style-name="P4">Values Set <text:s/>for Ideal Case</text:p>
          </table:table-cell>
          <table:table-cell table:style-name="Table1.C1" office:value-type="string">
            <text:p text:style-name="P4">Values set for Realistic Cases</text:p>
          </table:table-cell>
        </table:table-row>
        <table:table-row>
          <table:table-cell table:style-name="Table1.A2" office:value-type="string">
            <text:p text:style-name="P4">Simulation Time</text:p>
          </table:table-cell>
          <table:table-cell table:style-name="Table1.B2" office:value-type="string">
            <text:p text:style-name="P1">100 s</text:p>
          </table:table-cell>
          <table:table-cell table:style-name="Table1.C2" office:value-type="string">
            <text:p text:style-name="P1">100 s</text:p>
          </table:table-cell>
        </table:table-row>
        <table:table-row>
          <table:table-cell table:style-name="Table1.A2" office:value-type="string">
            <text:p text:style-name="P4">No of clients </text:p>
          </table:table-cell>
          <table:table-cell table:style-name="Table1.B3" office:value-type="string">
            <text:p text:style-name="P1">13</text:p>
          </table:table-cell>
          <table:table-cell table:style-name="Table1.C3" office:value-type="string">
            <text:p text:style-name="P1">13</text:p>
          </table:table-cell>
        </table:table-row>
        <table:table-row>
          <table:table-cell table:style-name="Table1.A2" office:value-type="string">
            <text:p text:style-name="P5">Segment Size</text:p>
          </table:table-cell>
          <table:table-cell table:style-name="Table1.B4" office:value-type="string">
            <text:p text:style-name="P1">1472</text:p>
          </table:table-cell>
          <table:table-cell table:style-name="Table1.C4" office:value-type="string">
            <text:p text:style-name="P1">1472</text:p>
          </table:table-cell>
        </table:table-row>
        <table:table-row>
          <table:table-cell table:style-name="Table1.A2" office:value-type="string">
            <text:p text:style-name="P4">Data Rate for Wifi Channel</text:p>
          </table:table-cell>
          <table:table-cell table:style-name="Table1.B5" office:value-type="string">
            <text:p text:style-name="P1">54 mbps</text:p>
          </table:table-cell>
          <table:table-cell table:style-name="Table1.C5" office:value-type="string">
            <text:p text:style-name="P1">54 mbps</text:p>
          </table:table-cell>
        </table:table-row>
        <table:table-row>
          <table:table-cell table:style-name="Table1.A2" office:value-type="string">
            <text:p text:style-name="P5">Fragmentation Threashold</text:p>
          </table:table-cell>
          <table:table-cell table:style-name="Table1.B6" office:value-type="string">
            <text:p text:style-name="P2">2346 Bytes</text:p>
          </table:table-cell>
          <table:table-cell table:style-name="Table1.C6" office:value-type="string">
            <text:p text:style-name="P2">2346 Bytes</text:p>
          </table:table-cell>
        </table:table-row>
        <table:table-row>
          <table:table-cell table:style-name="Table1.A2" office:value-type="string">
            <text:p text:style-name="P5">RTS/CTS Threashold</text:p>
          </table:table-cell>
          <table:table-cell table:style-name="Table1.B7" office:value-type="string">
            <text:p text:style-name="P2">2346 Bytes</text:p>
          </table:table-cell>
          <table:table-cell table:style-name="Table1.C7" office:value-type="string">
            <text:p text:style-name="P2">2346 Bytes</text:p>
          </table:table-cell>
        </table:table-row>
        <table:table-row>
          <table:table-cell table:style-name="Table1.A2" office:value-type="string">
            <text:p text:style-name="P5">Non Unicast Mode</text:p>
          </table:table-cell>
          <table:table-cell table:style-name="Table1.B8" office:value-type="string">
            <text:p text:style-name="P2">54 Mbps</text:p>
          </table:table-cell>
          <table:table-cell table:style-name="Table1.C8" office:value-type="string">
            <text:p text:style-name="P2">54 Mbps</text:p>
          </table:table-cell>
        </table:table-row>
        <table:table-row>
          <table:table-cell table:style-name="Table1.A2" office:value-type="string">
            <text:p text:style-name="P5">Wifi Standard</text:p>
          </table:table-cell>
          <table:table-cell table:style-name="Table1.B9" office:value-type="string">
            <text:p text:style-name="P2">802.11g</text:p>
          </table:table-cell>
          <table:table-cell table:style-name="Table1.C9" office:value-type="string">
            <text:p text:style-name="P2">802.11g</text:p>
          </table:table-cell>
        </table:table-row>
        <table:table-row>
          <table:table-cell table:style-name="Table1.A2" office:value-type="string">
            <text:p text:style-name="P6">Csma Data Rate</text:p>
          </table:table-cell>
          <table:table-cell table:style-name="Table1.B10" office:value-type="string">
            <text:p text:style-name="P3">100 Mbps</text:p>
          </table:table-cell>
          <table:table-cell table:style-name="Table1.C10" office:value-type="string">
            <text:p text:style-name="P3">100 Mbps</text:p>
          </table:table-cell>
        </table:table-row>
        <table:table-row>
          <table:table-cell table:style-name="Table1.A2" office:value-type="string">
            <text:p text:style-name="P6">Base Ip Address (Clients)</text:p>
          </table:table-cell>
          <table:table-cell table:style-name="Table1.B11" office:value-type="string">
            <text:p text:style-name="P3">10.0.1.0</text:p>
          </table:table-cell>
          <table:table-cell table:style-name="Table1.C11" office:value-type="string">
            <text:p text:style-name="P3">10.0.1.0</text:p>
          </table:table-cell>
        </table:table-row>
        <table:table-row>
          <table:table-cell table:style-name="Table1.A2" office:value-type="string">
            <text:p text:style-name="P6">Base Ip Address (CSMA devices)</text:p>
          </table:table-cell>
          <table:table-cell table:style-name="Table1.B12" office:value-type="string">
            <text:p text:style-name="P3">10.0.2.0</text:p>
          </table:table-cell>
          <table:table-cell table:style-name="Table1.C12" office:value-type="string">
            <text:p text:style-name="P3">10.0.2.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0:58:00.603215059</meta:creation-date>
    <dc:date>2017-10-26T12:14:32.625699073</dc:date>
    <meta:editing-duration>PT56M1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8" meta:word-count="89" meta:character-count="511" meta:non-whitespace-character-count="457"/>
  </office:meta>
</office:document-meta>
</file>